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57.29mm" svg:height="115.81mm" svg:x="129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C18:robotOffset_avg.C21 robotOffset_avg.A2:robotOffset_avg.A5 robotOffset_avg.C22:robotOffset_avg.C25 robotOffset_avg.A2:robotOffset_avg.A5 robotOffset_avg.C26:robotOffset_avg.C29 robotOffset_avg.A2:robotOffset_avg.A5 robotOffset_avg.C30:robotOffset_avg.C33 robotOffset_avg.A2:robotOffset_avg.A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130.705" calcext:value-type="float">
            <text:p>19130.70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3312.4783333333" calcext:value-type="float">
            <text:p>43312.478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4799.9933333333" calcext:value-type="float">
            <text:p>64799.993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5061.1733333333" calcext:value-type="float">
            <text:p>85061.173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055.4183333333" calcext:value-type="float">
            <text:p>86055.418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2534.055" calcext:value-type="float">
            <text:p>82534.05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5973.7033333333" calcext:value-type="float">
            <text:p>65973.703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2274.1166666667" calcext:value-type="float">
            <text:p>52274.116666666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273.5916666667" calcext:value-type="float">
            <text:p>42273.591666666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1468.8233333333" calcext:value-type="float">
            <text:p>31468.823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289.1" calcext:value-type="float">
            <text:p>18289.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358.175" calcext:value-type="float">
            <text:p>13358.17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762.3466666667" calcext:value-type="float">
            <text:p>16762.346666666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979.7133333333" calcext:value-type="float">
            <text:p>12979.713333333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776.29166666667" calcext:value-type="float">
            <text:p>9776.2916666667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832.76" calcext:value-type="float">
            <text:p>7832.7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950.1116666667" calcext:value-type="float">
            <text:p>68950.11166666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8359.925" calcext:value-type="float">
            <text:p>68359.92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6381.06" calcext:value-type="float">
            <text:p>66381.06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5809.5783333333" calcext:value-type="float">
            <text:p>65809.57833333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709.6166666667" calcext:value-type="float">
            <text:p>67709.61666666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9161.3183333333" calcext:value-type="float">
            <text:p>69161.31833333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6493.79" calcext:value-type="float">
            <text:p>66493.7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67863.5566666667" calcext:value-type="float">
            <text:p>67863.55666666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713.17" calcext:value-type="float">
            <text:p>22713.1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569.53" calcext:value-type="float">
            <text:p>22569.5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1616.3633333333" calcext:value-type="float">
            <text:p>21616.36333333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1762.8016666667" calcext:value-type="float">
            <text:p>21762.80166666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69.93333333333" calcext:value-type="float">
            <text:p>9469.933333333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779.89166666667" calcext:value-type="float">
            <text:p>9779.89166666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453.2616666667" calcext:value-type="float">
            <text:p>10453.261666666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219.88666666667" calcext:value-type="float">
            <text:p>9219.8866666667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22:14.318178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32:41.833537796</dc:date>
    <meta:editing-duration>PT50M2S</meta:editing-duration>
    <meta:editing-cycles>12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73cm" svg:height="11.582cm" xlink:href=".." xlink:type="simple" chart:class="chart:scatter" chart:style-name="ch1">
        <chart:legend chart:legend-position="end" svg:x="10.464cm" svg:y="3.749cm" style:legend-expansion="high" chart:style-name="ch2"/>
        <chart:plot-area chart:style-name="ch3" table:cell-range-address="robotOffset_avg.A2:robotOffset_avg.A5 robotOffset_avg.C2:robotOffset_avg.C33" chart:data-source-has-labels="both" svg:x="1.325cm" svg:y="0.231cm" svg:width="8.825cm" svg:height="10.139cm">
          <chartooo:coordinate-region svg:x="2.502cm" svg:y="0.43cm" svg:width="7.276cm" svg:height="9.293cm"/>
          <chart:axis chart:dimension="x" chart:name="primary-x" chart:style-name="ch4" chartooo:axis-type="auto">
            <chart:title svg:x="3.5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8.149cm" chart:style-name="ch6">
              <text:p>Steps until all humans used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3"/>
            <chart:data-point chart:style-name="ch9"/>
          </chart:series>
          <chart:series chart:style-name="ch10" chart:values-cell-range-address="robotOffset_avg.C6:robotOffset_avg.C9" loext:label-string="&quot;6% robots between&quot;" chart:class="chart:scatter">
            <chart:data-point chart:repeated="4"/>
          </chart:series>
          <chart:series chart:style-name="ch11" chart:values-cell-range-address="robotOffset_avg.C10:robotOffset_avg.C13" loext:label-string="&quot;9% robots between&quot;" chart:class="chart:scatter">
            <chart:data-point chart:repeated="4"/>
          </chart:series>
          <chart:series chart:style-name="ch12" chart:values-cell-range-address="robotOffset_avg.C14:robotOffset_avg.C17" loext:label-string="&quot;11% robots between&quot;" chart:class="chart:scatter">
            <chart:data-point chart:repeated="4"/>
          </chart:series>
          <chart:series chart:style-name="ch13" chart:values-cell-range-address="robotOffset_avg.C18:robotOffset_avg.C21" loext:label-string="&quot;3% robots random&quot;" chart:class="chart:scatter">
            <chart:data-point chart:repeated="4"/>
          </chart:series>
          <chart:series chart:style-name="ch14" chart:values-cell-range-address="robotOffset_avg.C22:robotOffset_avg.C25" loext:label-string="&quot;6% robots random&quot;" chart:class="chart:scatter">
            <chart:data-point chart:repeated="4"/>
          </chart:series>
          <chart:series chart:style-name="ch15" chart:values-cell-range-address="robotOffset_avg.C26:robotOffset_avg.C29" loext:label-string="&quot;9% robots random&quot;" chart:class="chart:scatter">
            <chart:data-point chart:repeated="4"/>
          </chart:series>
          <chart:series chart:style-name="ch16" chart:values-cell-range-address="robotOffset_avg.C30:robotOffset_avg.C33" loext:label-string="&quot;11% robots random&quot;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19130.705">
                <text:p>19130.705</text:p>
                <draw:g>
                  <svg:desc>robotOffset_avg.C2:robotOffset_avg.C5</svg:desc>
                </draw:g>
              </table:table-cell>
              <table:table-cell office:value-type="float" office:value="86055.4183333333">
                <text:p>86055.4183333333</text:p>
                <draw:g>
                  <svg:desc>robotOffset_avg.C6:robotOffset_avg.C9</svg:desc>
                </draw:g>
              </table:table-cell>
              <table:table-cell office:value-type="float" office:value="42273.5916666667">
                <text:p>42273.5916666667</text:p>
                <draw:g>
                  <svg:desc>robotOffset_avg.C10:robotOffset_avg.C13</svg:desc>
                </draw:g>
              </table:table-cell>
              <table:table-cell office:value-type="float" office:value="16762.3466666667">
                <text:p>16762.3466666667</text:p>
                <draw:g>
                  <svg:desc>robotOffset_avg.C14:robotOffset_avg.C17</svg:desc>
                </draw:g>
              </table:table-cell>
              <table:table-cell office:value-type="float" office:value="68950.1116666667">
                <text:p>68950.1116666667</text:p>
                <draw:g>
                  <svg:desc>robotOffset_avg.C18:robotOffset_avg.C21</svg:desc>
                </draw:g>
              </table:table-cell>
              <table:table-cell office:value-type="float" office:value="67709.6166666667">
                <text:p>67709.6166666667</text:p>
                <draw:g>
                  <svg:desc>robotOffset_avg.C22:robotOffset_avg.C25</svg:desc>
                </draw:g>
              </table:table-cell>
              <table:table-cell office:value-type="float" office:value="22713.17">
                <text:p>22713.17</text:p>
                <draw:g>
                  <svg:desc>robotOffset_avg.C26:robotOffset_avg.C29</svg:desc>
                </draw:g>
              </table:table-cell>
              <table:table-cell office:value-type="float" office:value="9469.93333333333">
                <text:p>9469.93333333333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3312.4783333333">
                <text:p>43312.4783333333</text:p>
              </table:table-cell>
              <table:table-cell office:value-type="float" office:value="82534.055">
                <text:p>82534.055</text:p>
              </table:table-cell>
              <table:table-cell office:value-type="float" office:value="31468.8233333333">
                <text:p>31468.8233333333</text:p>
              </table:table-cell>
              <table:table-cell office:value-type="float" office:value="12979.7133333333">
                <text:p>12979.7133333333</text:p>
              </table:table-cell>
              <table:table-cell office:value-type="float" office:value="68359.925">
                <text:p>68359.925</text:p>
              </table:table-cell>
              <table:table-cell office:value-type="float" office:value="69161.3183333333">
                <text:p>69161.3183333333</text:p>
              </table:table-cell>
              <table:table-cell office:value-type="float" office:value="22569.53">
                <text:p>22569.53</text:p>
              </table:table-cell>
              <table:table-cell office:value-type="float" office:value="9779.89166666667">
                <text:p>9779.89166666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799.9933333333">
                <text:p>64799.9933333333</text:p>
              </table:table-cell>
              <table:table-cell office:value-type="float" office:value="65973.7033333333">
                <text:p>65973.7033333333</text:p>
              </table:table-cell>
              <table:table-cell office:value-type="float" office:value="18289.1">
                <text:p>18289.1</text:p>
              </table:table-cell>
              <table:table-cell office:value-type="float" office:value="9776.29166666667">
                <text:p>9776.29166666667</text:p>
              </table:table-cell>
              <table:table-cell office:value-type="float" office:value="66381.06">
                <text:p>66381.06</text:p>
              </table:table-cell>
              <table:table-cell office:value-type="float" office:value="66493.79">
                <text:p>66493.79</text:p>
              </table:table-cell>
              <table:table-cell office:value-type="float" office:value="21616.3633333333">
                <text:p>21616.3633333333</text:p>
              </table:table-cell>
              <table:table-cell office:value-type="float" office:value="10453.2616666667">
                <text:p>10453.26166666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061.1733333333">
                <text:p>85061.1733333333</text:p>
              </table:table-cell>
              <table:table-cell office:value-type="float" office:value="52274.1166666667">
                <text:p>52274.1166666667</text:p>
              </table:table-cell>
              <table:table-cell office:value-type="float" office:value="13358.175">
                <text:p>13358.175</text:p>
              </table:table-cell>
              <table:table-cell office:value-type="float" office:value="7832.76">
                <text:p>7832.76</text:p>
              </table:table-cell>
              <table:table-cell office:value-type="float" office:value="65809.5783333333">
                <text:p>65809.5783333333</text:p>
              </table:table-cell>
              <table:table-cell office:value-type="float" office:value="67863.5566666667">
                <text:p>67863.5566666667</text:p>
              </table:table-cell>
              <table:table-cell office:value-type="float" office:value="21762.8016666667">
                <text:p>21762.8016666667</text:p>
              </table:table-cell>
              <table:table-cell office:value-type="float" office:value="9219.88666666667">
                <text:p>9219.88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